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736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3083in"/>
    </style:style>
    <style:style style:name="co13" style:family="table-column">
      <style:table-column-properties fo:break-before="auto" style:column-width="1.1382in"/>
    </style:style>
    <style:style style:name="co8" style:family="table-column">
      <style:table-column-properties fo:break-before="auto" style:column-width="0.4161in"/>
    </style:style>
    <style:style style:name="co14" style:family="table-column">
      <style:table-column-properties fo:break-before="auto" style:column-width="3.978in"/>
    </style:style>
    <style:style style:name="co15" style:family="table-column">
      <style:table-column-properties fo:break-before="auto" style:column-width="1.5646in"/>
    </style:style>
    <style:style style:name="co16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text-line-through-style="none" style:text-underline-style="none"/>
    </style:style>
    <style:style style:name="ce4" style:family="table-cell" style:parent-style-name="Default">
      <style:text-properties style:text-line-through-style="soli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8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Install perl modules on antix v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o over textfiles from textfiles.or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g: When new user posts for the first time, author directory is not accessible until next index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dapters for other webservers</text:p>
          </table:table-cell>
          <table:table-cell office:value-type="string">
            <text:p>nginx</text:p>
          </table:table-cell>
          <table:table-cell office:value-type="string">
            <text:p>lighttpd</text:p>
          </table:table-cell>
          <table:table-cell office:value-type="string">
            <text:p>mongoose</text:p>
          </table:table-cell>
        </table:table-row>
        <table:table-row table:style-name="ro1">
          <table:table-cell/>
          <table:table-cell office:value-type="string">
            <text:p>Write git hooks for access.log modification and new text files appear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nder on how to do joins, if it ever becomes necessary</text:p>
          </table:table-cell>
          <table:table-cell table:number-columns-repeated="3"/>
        </table:table-row>
        <table:table-row table:style-name="ro1" table:number-rows-repeated="29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36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/>
        </table:table-row>
        <table:table-row table:style-name="ro1" table:number-rows-repeated="104849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cklog" table:style-name="ta1"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office:value-type="string">
            <text:p>Put everything into a function</text:p>
          </table:table-cell>
          <table:table-cell office:value-type="string">
            <text:p>Give the function a parame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  <table:table-cell/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ow to deal with duplicate usernam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ve caches to cache directory? or just add to .gitignore?</text:p>
          </table:table-cell>
          <table:table-cell office:value-type="string">
            <text:p>Make GetCache</text:p>
          </table:table-cell>
          <table:table-cell office:value-type="string">
            <text:p>Make PutCach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ow to list text files better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provision for regenerationg .cache files when they expire (or expire them manually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rk messages that contain “PGP SIGNED” string but signature doesn't validat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se watch command to refresh faster than 1 minut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roken links in clean install (menu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nish debugging after index.pl refacto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Generate a zip file for each directory that has makezip.nf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ink the zip file at the bottom of the pag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errors introduced by zipping and gitt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admin/ to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mmit entire dev tree for a clean commit</text:p>
          </table:table-cell>
          <table:table-cell/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9" table:default-cell-style-name="Default"/>
        <table:table-column table:style-name="co5" table:default-cell-style-name="ce6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10-17T16:44:32">
            <text:p>10/17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10-17T16:44:52.999999">
            <text:p>10/17/17</text:p>
          </table:table-cell>
        </table:table-row>
        <table:table-row table:style-name="ro1">
          <table:table-cell office:value-type="string">
            <text:p>Counter</text:p>
          </table:table-cell>
          <table:table-cell office:value-type="date" office:date-value="2017-10-17T16:44:55">
            <text:p>10/17/17</text:p>
          </table:table-cell>
        </table:table-row>
      </table:table>
      <table:table table:name="Deploy" table:style-name="ta1"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table table:name="Git" table:style-name="ta1">
        <table:table-column table:style-name="co5" table:default-cell-style-name="Default"/>
        <table:table-row table:style-name="ro1">
          <table:table-cell office:value-type="string">
            <text:p>GetCache</text:p>
          </table:table-cell>
        </table:table-row>
        <table:table-row table:style-name="ro1">
          <table:table-cell office:value-type="string">
            <text:p>PutCache</text:p>
          </table:table-cell>
        </table:table-row>
        <table:table-row table:style-name="ro1">
          <table:table-cell office:value-type="string">
            <text:p>Exclude .cache files</text:p>
          </table:table-cell>
        </table:table-row>
        <table:table-row table:style-name="ro1">
          <table:table-cell office:value-type="string">
            <text:p>Exclude .zip file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28T20:11:20</dc:date>
    <meta:editing-duration>P12DT18H2M17S</meta:editing-duration>
    <meta:editing-cycles>90</meta:editing-cycles>
    <dc:creator>ilya </dc:creator>
    <meta:document-statistic meta:table-count="7" meta:cell-count="366" meta:object-count="0"/>
  </office:meta>
</office:document-meta>
</file>